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stroke="dash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9" style:family="graphic" style:parent-style-name="standard">
      <style:graphic-properties draw:fill-color="#47b8b8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1.4cm" svg:height="1.2cm" svg:x="1.4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4cm" svg:height="1.2cm" svg:x="4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1cm" svg:x="1.9cm" svg:y="15.4cm">
          <text:p text:style-name="P1">Index di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9cm" svg:x2="3.8cm" svg:y2="19cm">
          <text:p/>
        </draw:line>
        <draw:connector draw:style-name="gr4" draw:text-style-name="P1" draw:layer="layout" svg:x1="3.4cm" svg:y1="16.4cm" svg:x2="2.1cm" svg:y2="18.4cm" draw:start-shape="id1" draw:end-shape="id2" draw:end-glue-point="0" svg:d="m3400 16400v1000h-1300v1000" svg:viewBox="0 0 1301 2001">
          <text:p/>
        </draw:connector>
        <draw:connector draw:style-name="gr4" draw:text-style-name="P1" draw:layer="layout" svg:x1="3.4cm" svg:y1="16.4cm" svg:x2="4.7cm" svg:y2="18.4cm" draw:start-shape="id1" draw:start-glue-point="2" draw:end-shape="id3" draw:end-glue-point="0" svg:d="m3400 16400v1000h1300v1000" svg:viewBox="0 0 1301 2001">
          <text:p/>
        </draw:connector>
        <draw:custom-shape draw:style-name="gr1" draw:text-style-name="P1" xml:id="id5" draw:id="id5" draw:layer="layout" svg:width="1.5cm" svg:height="1.2cm" svg:x="5.9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5cm" svg:height="1.2cm" svg:x="8.5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1cm" svg:height="1cm" svg:x="6.3cm" svg:y="15.4cm">
          <text:p text:style-name="P1">Index di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cm" svg:y1="19cm" svg:x2="8.3cm" svg:y2="19cm">
          <text:p/>
        </draw:line>
        <draw:connector draw:style-name="gr4" draw:text-style-name="P1" draw:layer="layout" svg:x1="7.85cm" svg:y1="16.4cm" svg:x2="6.65cm" svg:y2="18.4cm" draw:start-shape="id4" draw:end-shape="id5" draw:end-glue-point="0" svg:d="m7850 16400v1000h-1200v1000" svg:viewBox="0 0 1201 2001">
          <text:p/>
        </draw:connector>
        <draw:connector draw:style-name="gr4" draw:text-style-name="P1" draw:layer="layout" svg:x1="7.85cm" svg:y1="16.4cm" svg:x2="9.25cm" svg:y2="18.4cm" draw:start-shape="id4" draw:start-glue-point="2" draw:end-shape="id6" draw:end-glue-point="0" svg:d="m7850 16400v1000h1400v1000" svg:viewBox="0 0 1401 2001">
          <text:p/>
        </draw:connector>
        <draw:custom-shape draw:style-name="gr1" draw:text-style-name="P1" xml:id="id8" draw:id="id8" draw:layer="layout" svg:width="1.4cm" svg:height="1.2cm" svg:x="24.2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4cm" svg:height="1.2cm" svg:x="26.9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cm" svg:height="1cm" svg:x="24.7cm" svg:y="15.4cm">
          <text:p text:style-name="P1">Index di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5.8cm" svg:y1="19cm" svg:x2="26.6cm" svg:y2="19cm">
          <text:p/>
        </draw:line>
        <draw:connector draw:style-name="gr4" draw:text-style-name="P1" draw:layer="layout" svg:x1="26.2cm" svg:y1="16.4cm" svg:x2="24.9cm" svg:y2="18.4cm" draw:start-shape="id7" draw:end-shape="id8" draw:end-glue-point="0" svg:d="m26200 16400v1000h-1300v1000" svg:viewBox="0 0 1301 2001">
          <text:p/>
        </draw:connector>
        <draw:connector draw:style-name="gr4" draw:text-style-name="P1" draw:layer="layout" svg:x1="26.2cm" svg:y1="16.4cm" svg:x2="27.6cm" svg:y2="18.4cm" draw:start-shape="id7" draw:start-glue-point="2" draw:end-shape="id9" draw:end-glue-point="0" svg:d="m26200 16400v1000h1400v1000" svg:viewBox="0 0 1401 2001">
          <text:p/>
        </draw:connector>
        <draw:line draw:style-name="gr5" draw:text-style-name="P2" draw:layer="layout" svg:x1="18.8cm" svg:y1="16cm" svg:x2="24.2cm" svg:y2="16cm">
          <text:p text:style-name="P2">Level 3</text:p>
          <text:p text:style-name="P2">(e.g. Seconds-level)</text:p>
        </draw:line>
        <draw:custom-shape draw:style-name="gr6" draw:text-style-name="P1" xml:id="id10" draw:id="id10" draw:layer="layout" svg:width="3.6cm" svg:height="1cm" svg:x="3.9cm" svg:y="12cm">
          <text:p text:style-name="P1">Index dir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3.6cm" svg:height="1cm" svg:x="24.4cm" svg:y="12cm">
          <text:p text:style-name="P1">Index di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cm" svg:y1="13cm" svg:x2="3.4cm" svg:y2="15.4cm" draw:start-shape="id10" draw:start-glue-point="2" draw:end-shape="id1" draw:end-glue-point="0" svg:d="m5700 13000v1200h-2300v1200" svg:viewBox="0 0 2301 2401">
          <text:p/>
        </draw:connector>
        <draw:connector draw:style-name="gr4" draw:text-style-name="P1" draw:layer="layout" svg:x1="5.7cm" svg:y1="13cm" svg:x2="7.85cm" svg:y2="15.4cm" draw:start-shape="id10" draw:start-glue-point="2" draw:end-shape="id4" draw:end-glue-point="0" svg:d="m5700 13000v1200h2150v1200" svg:viewBox="0 0 2151 2401">
          <text:p/>
        </draw:connector>
        <draw:connector draw:style-name="gr4" draw:text-style-name="P1" draw:layer="layout" svg:x1="26.2cm" svg:y1="13cm" svg:x2="26.2cm" svg:y2="15.4cm" draw:start-shape="id11" draw:start-glue-point="2" draw:end-shape="id7" draw:end-glue-point="0" svg:d="m26200 13000v2400" svg:viewBox="0 0 1 2401">
          <text:p/>
        </draw:connector>
        <draw:line draw:style-name="gr7" draw:text-style-name="P1" draw:layer="layout" svg:x1="8cm" svg:y1="12.6cm" svg:x2="12.4cm" svg:y2="12.6cm">
          <text:p/>
        </draw:line>
        <draw:custom-shape draw:style-name="gr8" draw:text-style-name="P1" xml:id="id21" draw:id="id21" draw:layer="layout" svg:width="3.6cm" svg:height="2.2cm" svg:x="16.4cm" svg:y="1.4cm">
          <text:p text:style-name="P1">Storage dir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3.6cm" svg:height="1cm" svg:x="12.8cm" svg:y="12cm">
          <text:p text:style-name="P1">Index dir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4cm" svg:height="1.2cm" svg:x="10.4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4cm" svg:height="1.2cm" svg:x="13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cm" svg:height="1cm" svg:x="10.9cm" svg:y="15.4cm">
          <text:p text:style-name="P1">Index di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cm" svg:y1="19cm" svg:x2="12.8cm" svg:y2="19cm">
          <text:p/>
        </draw:line>
        <draw:connector draw:style-name="gr4" draw:text-style-name="P1" draw:layer="layout" svg:x1="12.4cm" svg:y1="16.4cm" svg:x2="11.1cm" svg:y2="18.4cm" draw:start-shape="id12" draw:end-shape="id13" draw:end-glue-point="0" svg:d="m12400 16400v1000h-1300v1000" svg:viewBox="0 0 1301 2001">
          <text:p/>
        </draw:connector>
        <draw:connector draw:style-name="gr4" draw:text-style-name="P1" draw:layer="layout" svg:x1="12.4cm" svg:y1="16.4cm" svg:x2="13.7cm" svg:y2="18.4cm" draw:start-shape="id12" draw:start-glue-point="2" draw:end-shape="id14" draw:end-glue-point="0" svg:d="m12400 16400v1000h1300v1000" svg:viewBox="0 0 1301 2001">
          <text:p/>
        </draw:connector>
        <draw:custom-shape draw:style-name="gr1" draw:text-style-name="P1" xml:id="id16" draw:id="id16" draw:layer="layout" svg:width="1.5cm" svg:height="1.2cm" svg:x="14.9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5cm" svg:height="1.2cm" svg:x="17.5cm" svg:y="18.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1cm" svg:height="1cm" svg:x="15.3cm" svg:y="15.4cm">
          <text:p text:style-name="P1">Index di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5cm" svg:y1="19cm" svg:x2="17.3cm" svg:y2="19cm">
          <text:p/>
        </draw:line>
        <draw:connector draw:style-name="gr4" draw:text-style-name="P1" draw:layer="layout" svg:x1="16.85cm" svg:y1="16.4cm" svg:x2="15.65cm" svg:y2="18.4cm" draw:start-shape="id15" draw:end-shape="id16" draw:end-glue-point="0" svg:d="m16850 16400v1000h-1200v1000" svg:viewBox="0 0 1201 2001">
          <text:p/>
        </draw:connector>
        <draw:connector draw:style-name="gr4" draw:text-style-name="P1" draw:layer="layout" svg:x1="16.85cm" svg:y1="16.4cm" svg:x2="18.25cm" svg:y2="18.4cm" draw:start-shape="id15" draw:start-glue-point="2" draw:end-shape="id17" draw:end-glue-point="0" svg:d="m16850 16400v1000h1400v1000" svg:viewBox="0 0 1401 2001">
          <text:p/>
        </draw:connector>
        <draw:line draw:style-name="gr5" draw:text-style-name="P2" draw:layer="layout" svg:x1="16.8cm" svg:y1="12.6cm" svg:x2="24cm" svg:y2="12.6cm">
          <text:p text:style-name="P2">Level 2</text:p>
          <text:p text:style-name="P2">(e.g. hour-level)</text:p>
        </draw:line>
        <draw:connector draw:style-name="gr4" draw:text-style-name="P1" draw:layer="layout" svg:x1="14.6cm" svg:y1="13cm" svg:x2="12.4cm" svg:y2="15.4cm" draw:start-shape="id18" draw:start-glue-point="2" draw:end-shape="id12" draw:end-glue-point="0" svg:d="m14600 13000v1200h-2200v1200" svg:viewBox="0 0 2201 2401">
          <text:p/>
        </draw:connector>
        <draw:connector draw:style-name="gr4" draw:text-style-name="P1" draw:layer="layout" svg:x1="14.6cm" svg:y1="13cm" svg:x2="16.85cm" svg:y2="15.4cm" draw:start-shape="id18" draw:start-glue-point="2" draw:end-shape="id15" draw:end-glue-point="0" svg:d="m14600 13000v1200h2250v1200" svg:viewBox="0 0 2251 2401">
          <text:p/>
        </draw:connector>
        <draw:custom-shape draw:style-name="gr9" draw:text-style-name="P1" xml:id="id20" draw:id="id20" draw:layer="layout" svg:width="3.6cm" svg:height="1cm" svg:x="8.8cm" svg:y="8cm">
          <text:p text:style-name="P1">Index dir</text:p>
          <draw:enhanced-geometry svg:viewBox="0 0 21600 21600" draw:type="rectangle" draw:enhanced-path="M 0 0 L 21600 0 21600 21600 0 21600 0 0 Z N"/>
        </draw:custom-shape>
        <draw:custom-shape draw:style-name="gr9" draw:text-style-name="P1" xml:id="id19" draw:id="id19" draw:layer="layout" svg:width="3.6cm" svg:height="1cm" svg:x="24.4cm" svg:y="8cm">
          <text:p text:style-name="P1">Index di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2cm" svg:y1="9cm" svg:x2="26.2cm" svg:y2="12cm" draw:start-shape="id19" draw:start-glue-point="2" draw:end-shape="id11" draw:end-glue-point="0" svg:d="m26200 9000v3000" svg:viewBox="0 0 1 3001">
          <text:p/>
        </draw:connector>
        <draw:connector draw:style-name="gr4" draw:text-style-name="P1" draw:layer="layout" svg:x1="10.6cm" svg:y1="9cm" svg:x2="5.7cm" svg:y2="12cm" draw:start-shape="id20" draw:start-glue-point="2" draw:end-shape="id10" draw:end-glue-point="0" svg:d="m10600 9000v1500h-4900v1500" svg:viewBox="0 0 4901 3001">
          <text:p/>
        </draw:connector>
        <draw:connector draw:style-name="gr4" draw:text-style-name="P1" draw:layer="layout" svg:x1="10.6cm" svg:y1="9cm" svg:x2="14.6cm" svg:y2="12cm" draw:start-shape="id20" draw:start-glue-point="2" draw:end-shape="id18" draw:end-glue-point="0" svg:d="m10600 9000v1500h4000v1500" svg:viewBox="0 0 4001 3001">
          <text:p/>
        </draw:connector>
        <draw:line draw:style-name="gr5" draw:text-style-name="P2" draw:layer="layout" svg:x1="12.8cm" svg:y1="8.4cm" svg:x2="24cm" svg:y2="8.4cm">
          <text:p text:style-name="P2">Level 1</text:p>
          <text:p text:style-name="P2">(e.g. day-level)</text:p>
        </draw:line>
        <draw:connector draw:style-name="gr4" draw:text-style-name="P1" draw:layer="layout" svg:x1="18.2cm" svg:y1="3.6cm" svg:x2="10.6cm" svg:y2="8cm" draw:start-shape="id21" draw:start-glue-point="2" draw:end-shape="id20" draw:end-glue-point="0" svg:d="m18200 3600v2200h-7600v2200" svg:viewBox="0 0 7601 4401">
          <text:p/>
        </draw:connector>
        <draw:connector draw:style-name="gr4" draw:text-style-name="P1" draw:layer="layout" svg:x1="18.2cm" svg:y1="3.6cm" svg:x2="26.2cm" svg:y2="8cm" draw:start-shape="id21" draw:start-glue-point="2" draw:end-shape="id19" draw:end-glue-point="0" svg:d="m18200 3600v2200h8000v2200" svg:viewBox="0 0 8001 4401">
          <text:p/>
        </draw:connector>
        <draw:line draw:style-name="gr5" draw:text-style-name="P2" draw:layer="layout" svg:x1="19.4cm" svg:y1="19cm" svg:x2="23.8cm" svg:y2="19cm">
          <text:p text:style-name="P2">Level 4</text:p>
          <text:p text:style-name="P2">Data level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roid Sans'" style:font-style-name="Predeterminado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22:10:29</meta:creation-date>
    <dc:date>2013-09-07T13:37:10</dc:date>
    <meta:editing-duration>P0D</meta:editing-duration>
    <meta:editing-cycles>3</meta:editing-cycles>
    <meta:generator>LibreOffice/3.6$Linux_x86 LibreOffice_project/360m1$Build-304</meta:generator>
    <meta:document-statistic meta:object-count="51"/>
  </office:meta>
</office:document-meta>
</file>